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03359"/>
    </style:style>
    <style:style style:name="P2" style:family="paragraph" style:parent-style-name="Standard" style:list-style-name="L1">
      <style:text-properties fo:language="pt" fo:country="PT" officeooo:rsid="00003359" officeooo:paragraph-rsid="00003359"/>
    </style:style>
    <style:style style:name="T1" style:family="text">
      <style:text-properties fo:language="pt" fo:country="PT" officeooo:rsid="000033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26900413" text:style-name="L1">
        <text:list-item>
          <text:p text:style-name="P2">Melhoramentos ao nível da qualidade e dimensão do Dataset </text:p>
        </text:list-item>
        <text:list-item>
          <text:p text:style-name="P1"><text:span text:style-name="T1">Treinamento da rede tirando partido destes melhoramentos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5-20T15:00:42.524000000</dc:date>
    <meta:editing-duration>PT5S</meta:editing-duration>
    <meta:editing-cycles>1</meta:editing-cycles>
    <meta:document-statistic meta:table-count="0" meta:image-count="0" meta:object-count="0" meta:page-count="1" meta:paragraph-count="2" meta:word-count="18" meta:character-count="116" meta:non-whitespace-character-count="101"/>
  </office:meta>
</office:document-meta>
</file>